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41.36pt"/>
    </style:style>
    <style:style style:name="co3" style:family="table-column">
      <style:table-column-properties fo:break-before="auto" style:column-width="25.74pt"/>
    </style:style>
    <style:style style:name="co4" style:family="table-column">
      <style:table-column-properties fo:break-before="auto" style:column-width="87.39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74.15pt"/>
    </style:style>
    <style:style style:name="co8" style:family="table-column">
      <style:table-column-properties fo:break-before="auto" style:column-width="15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uF 50V X5R 1206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50V X7R 0805</text:p>
          </table:table-cell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uF 6.3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N4148WTTR-ND</text:p>
          </table:table-cell>
          <table:table-cell table:style-name="ce2" office:value-type="string" calcext:value-type="string">
            <text:p>Fairchild</text:p>
          </table:table-cell>
          <table:table-cell table:number-columns-repeated="2" table:style-name="ce2" office:value-type="string" calcext:value-type="string">
            <text:p>1N4148W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DIODE SOD523</text:p>
          </table:table-cell>
          <table:table-cell table:style-name="ce2" office:value-type="string" calcext:value-type="string">
            <text:p>DIODE GEN PURP 75V 200MA SOD523F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N4148WTTR-ND</text:p>
          </table:table-cell>
          <table:table-cell table:style-name="ce2" office:value-type="string" calcext:value-type="string">
            <text:p>Fairchild</text:p>
          </table:table-cell>
          <table:table-cell table:number-columns-repeated="2" table:style-name="ce2" office:value-type="string" calcext:value-type="string">
            <text:p>1N4148W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DIODE SOD523</text:p>
          </table:table-cell>
          <table:table-cell table:style-name="ce2" office:value-type="string" calcext:value-type="string">
            <text:p>DIODE GEN PURP 75V 200MA SOD523F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number-columns-repeated="2" table:style-name="ce2" office:value-type="string" calcext:value-type="string">
            <text:p>S3A-13-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O-214AB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0V 3A 1.15Vf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3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SOD323-R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rs 35.1Vbd 30pF</text:p>
          </table:table-cell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98476-N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4DB-P108-06</text:p>
          </table:table-cell>
          <table:table-cell table:style-name="ce2" office:value-type="string" calcext:value-type="string">
            <text:p>6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-1437667-9</text:p>
          </table:table-cell>
          <table:table-cell table:style-name="ce2" office:value-type="string" calcext:value-type="string">
            <text:p>CON-Barrier-6-8.26mm</text:p>
          </table:table-cell>
          <table:table-cell table:style-name="ce2" office:value-type="string" calcext:value-type="string">
            <text:p>CONN BARRIER STRIP 6CIRC 0.325"</text:p>
          </table:table-cell>
          <table:table-cell table:style-name="ce2" office:value-type="string" calcext:value-type="string">
            <text:p>6 Circuit 0.325" (8.26mm) Barrier Block Connector, Screws with Captive Plate</text:p>
          </table:table-cell>
          <table:table-cell table:style-name="ce2" office:value-type="string" calcext:value-type="string">
            <text:p>6PO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50V 2A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107060CT-ND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969973-7</text:p>
          </table:table-cell>
          <table:table-cell table:style-name="ce2" office:value-type="string" calcext:value-type="string">
            <text:p>HDR1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4</text:p>
          </table:table-cell>
          <table:table-cell table:style-name="ce2" office:value-type="string" calcext:value-type="string">
            <text:p>HDR2x7_SMT_BOT_ENTRY</text:p>
          </table:table-cell>
          <table:table-cell table:style-name="ce2" office:value-type="string" calcext:value-type="string">
            <text:p>CONN RCPT DUAL ENTRY 14POS .100"</text:p>
          </table:table-cell>
          <table:table-cell table:style-name="ce2" office:value-type="string" calcext:value-type="string">
            <text:p>14 Position Receptacle, Bottom or Top Entry Connector Gold 0.100" (2.54mm) Surface Mount</text:p>
          </table:table-cell>
          <table:table-cell table:style-name="ce2" office:value-type="string" calcext:value-type="string">
            <text:p>HDR1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73041-2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VLS6045EX-150M</text:p>
          </table:table-cell>
          <table:table-cell table:style-name="ce2" office:value-type="string" calcext:value-type="string">
            <text:p>15uH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XAL50xx_VLS6045</text:p>
          </table:table-cell>
          <table:table-cell table:style-name="ce2" office:value-type="string" calcext:value-type="string">
            <text:p>FIXED IND 15UH 2.5A 98 MOHM SMD</text:p>
          </table:table-cell>
          <table:table-cell table:style-name="ce2" office:value-type="string" calcext:value-type="string">
            <text:p>15µH Shielded Wirewound Inductor 2.5A 98 mOhm Max Nonstandard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5uH 2.5A 0.098-Ohm</text:p>
          </table:table-cell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4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70107F</text:p>
          </table:table-cell>
          <table:table-cell table:style-name="ce2" office:value-type="string" calcext:value-type="string">
            <text:p>GR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Green 566nm LED Indication - Discrete 2V 0805 (2012 Metric)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 THIEVING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727-4635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PSMN7R0-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56, Power-SO8</text:p>
          </table:table-cell>
          <table:table-cell table:style-name="ce2" office:value-type="string" calcext:value-type="string">
            <text:p>PSMN7R0-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NCV8402ADDR2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NCV8402ADDR2G</text:p>
          </table:table-cell>
          <table:table-cell table:style-name="ce2" office:value-type="string" calcext:value-type="string">
            <text:p>NCV8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CV8402AD</text:p>
          </table:table-cell>
          <table:table-cell table:style-name="ce2" office:value-type="string" calcext:value-type="string">
            <text:p>NCV8402AD-SOIC8</text:p>
          </table:table-cell>
          <table:table-cell table:number-columns-repeated="2" table:style-name="ce2" office:value-type="string" calcext:value-type="string">
            <text:p>IC DVR LOW SIDE 8-SOIC</text:p>
          </table:table-cell>
          <table:table-cell table:style-name="ce2" office:value-type="string" calcext:value-type="string">
            <text:p>NCV84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z 2A 0.165-Ohm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727-4635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PSMN7R0-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56, Power-SO8</text:p>
          </table:table-cell>
          <table:table-cell table:style-name="ce2" office:value-type="string" calcext:value-type="string">
            <text:p>PSMN7R0-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00k 1% 0402</text:p>
          </table:table-cell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2512R-0.55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0.06R 1% 2512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M 1% 0402</text:p>
          </table:table-cell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3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3J4LF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0K 1206 62.5mW 5%</text:p>
          </table:table-cell>
          <table:table-cell table:style-name="ce2" office:value-type="string" calcext:value-type="string">
            <text:p>10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0k 5% Array_x_4</text:p>
          </table:table-cell>
        </table:table-row>
        <table:table-row table:style-name="ro1">
          <table:table-cell table:style-name="ce2" office:value-type="string" calcext:value-type="string">
            <text:p>RN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2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2J4LF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K 1206 62.5mW 5%</text:p>
          </table:table-cell>
          <table:table-cell table:style-name="ce2" office:value-type="string" calcext:value-type="string">
            <text:p>1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k 5% Array_x_4</text:p>
          </table:table-cell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0.0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2GE0R00X</text:p>
          </table:table-cell>
          <table:table-cell table:style-name="ce2" office:value-type="string" calcext:value-type="string">
            <text:p>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0.0OHM JUMPER 1/10W 0402</text:p>
          </table:table-cell>
          <table:table-cell table:style-name="ce2" office:value-type="string" calcext:value-type="string">
            <text:p>0.0 Ohm Jumper 0.1W, 1/10W Chip Resistor 0402 (1005 Metric) Automotive AEC-Q200 Thick Film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1%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V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 PB R/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B3F-31XX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style-name="ce2" office:value-type="string" calcext:value-type="string">
            <text:p>Tact PB R/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4V 0.05A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32U2-M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32U2-MUR</text:p>
          </table:table-cell>
          <table:table-cell table:style-name="ce2" office:value-type="string" calcext:value-type="string">
            <text:p>ATMEGA32U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QFN32_050050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AVR AVR® ATmega Microcontroller IC 8-Bit 16MHz 32KB (16K x 16) FLASH 32-VQFN (5x5)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32KB 1KB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2560-16A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2560-16AUR</text:p>
          </table:table-cell>
          <table:table-cell table:style-name="ce2" office:value-type="string" calcext:value-type="string">
            <text:p>ATMEGA25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TQFP100_140140_012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AVR AVR® ATmega Microcontroller IC 8-Bit 16MHz 256KB (128K x 16) FLASH 100-TQFP (14x14)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256KB 8KB 16MHz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LM2501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VSSOP10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x 2A 2MHz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3560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74LVC2G08DC,125</text:p>
          </table:table-cell>
          <table:table-cell table:style-name="ce2" office:value-type="string" calcext:value-type="string">
            <text:p>74LVC2G08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4LVC2G08</text:p>
          </table:table-cell>
          <table:table-cell table:style-name="ce2" office:value-type="string" calcext:value-type="string">
            <text:p>VSSOP8</text:p>
          </table:table-cell>
          <table:table-cell table:style-name="ce2" office:value-type="string" calcext:value-type="string">
            <text:p>IC GATE AND 2CH 2-INP 8-VSSOP</text:p>
          </table:table-cell>
          <table:table-cell table:style-name="ce2" office:value-type="string" calcext:value-type="string">
            <text:p>AND Gate IC 2 Channel 8-VSSOP, US8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.65-5.5V, 32mA, LVTTL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DUM7441ARQZ-RL7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7441ARQZ-RL7</text:p>
          </table:table-cell>
          <table:table-cell table:style-name="ce2" office:value-type="string" calcext:value-type="string">
            <text:p>ADUM7441ARQ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7441</text:p>
          </table:table-cell>
          <table:table-cell table:style-name="ce2" office:value-type="string" calcext:value-type="string">
            <text:p>QSOP16</text:p>
          </table:table-cell>
          <table:table-cell table:style-name="ce2" office:value-type="string" calcext:value-type="string">
            <text:p>4ch iCoupler</text:p>
          </table:table-cell>
          <table:table-cell table:style-name="ce2" office:value-type="string" calcext:value-type="string">
            <text:p>General Purpose Digital Isolator 1000Vrms 4 Channel 1Mbps 15kV/µs CMTI 16-SSOP (0.154", 3.90mm Width)</text:p>
          </table:table-cell>
          <table:table-cell table:style-name="ce2" office:value-type="string" calcext:value-type="string">
            <text:p>ADUM7441ARQZ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1000Viso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USB-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PN61729</text:p>
          </table:table-cell>
          <table:table-cell table:style-name="ce2" office:value-type="string" calcext:value-type="string">
            <text:p>USB connector B PTH</text:p>
          </table:table-cell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B-B T-Hole R/A</text:p>
          </table:table-cell>
        </table:table-row>
        <table:table-row table:style-name="ro1"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2" office:value-type="string" calcext:value-type="string">
            <text:p>2 Position Terminal Block Header, Male Pins, Shrouded (4 Side) 0.200" (5.08mm) Vertical Through Hole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0V 15A 0.2"</text:p>
          </table:table-cell>
        </table:table-row>
        <table:table-row table:style-name="ro1"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89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6G</text:p>
          </table:table-cell>
          <table:table-cell table:style-name="ce2" office:value-type="string" calcext:value-type="string">
            <text:p>6PI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INHD-2X3</text:p>
          </table:table-cell>
          <table:table-cell table:style-name="ce2" office:value-type="string" calcext:value-type="string">
            <text:p>2X03</text:p>
          </table:table-cell>
          <table:table-cell table:style-name="ce2" office:value-type="string" calcext:value-type="string">
            <text:p>CONN HEADER VERT 6POS GOLD</text:p>
          </table:table-cell>
          <table:table-cell table:style-name="ce2" office:value-type="string" calcext:value-type="string">
            <text:p>6 Positions Header Connector 0.100" (2.54mm) Through Hole Gold</text:p>
          </table:table-cell>
          <table:table-cell table:style-name="ce2" office:value-type="string" calcext:value-type="string">
            <text:p>6PI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0Pin 2Row 0.1" T-Hole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887-1319-2-ND</text:p>
          </table:table-cell>
          <table:table-cell table:style-name="ce2" office:value-type="string" calcext:value-type="string">
            <text:p>TXC</text:p>
          </table:table-cell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16MH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CRYS320250</text:p>
          </table:table-cell>
          <table:table-cell table:style-name="ce2" office:value-type="string" calcext:value-type="string">
            <text:p>Crystal 16mHz 10ppm 10pF</text:p>
          </table:table-cell>
          <table:table-cell table:style-name="ce2" office:value-type="string" calcext:value-type="string">
            <text:p>CRYSTAL 16.0000MHZ 10PF SMD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10ppm</text:p>
          </table:table-cell>
          <table:table-cell table:style-name="ce2" office:value-type="string" calcext:value-type="string">
            <text:p>10ppm 10pF 80R</text:p>
          </table:table-cell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887-1319-2-ND</text:p>
          </table:table-cell>
          <table:table-cell table:style-name="ce2" office:value-type="string" calcext:value-type="string">
            <text:p>TXC</text:p>
          </table:table-cell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16MH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CRYS320250</text:p>
          </table:table-cell>
          <table:table-cell table:style-name="ce2" office:value-type="string" calcext:value-type="string">
            <text:p>Crystal 16mHz 10ppm 10pF</text:p>
          </table:table-cell>
          <table:table-cell table:style-name="ce2" office:value-type="string" calcext:value-type="string">
            <text:p>CRYSTAL 16.0000MHZ 10PF SMD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10ppm</text:p>
          </table:table-cell>
          <table:table-cell table:style-name="ce2" office:value-type="string" calcext:value-type="string">
            <text:p>10ppm 10pF 80R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he following are “Do Not Stuff” or “Do Not Include” or “Do Not Populate”. <text:s/>Ignore these parts in Pick and Place.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2" table:number-rows-repeated="104824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6:35:31.744000000</dc:date>
    <meta:editing-duration>PT1M44S</meta:editing-duration>
    <meta:editing-cycles>1</meta:editing-cycles>
    <meta:document-statistic meta:table-count="1" meta:cell-count="4525" meta:object-count="0"/>
    <meta:generator>LibreOffice/5.2.4.2$Windows_x86 LibreOffice_project/3d5603e1122f0f102b62521720ab13a38a4e0eb0</meta:generator>
  </office:meta>
</office:document-meta>
</file>